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58b8" officeooo:paragraph-rsid="000787f8"/>
    </style:style>
    <style:style style:name="P2" style:family="paragraph" style:parent-style-name="Standard">
      <style:text-properties style:font-name="Arial" officeooo:rsid="000a6916" officeooo:paragraph-rsid="000787f8"/>
    </style:style>
    <style:style style:name="P3" style:family="paragraph" style:parent-style-name="Standard">
      <style:text-properties style:font-name="Arial" fo:font-weight="bold" officeooo:rsid="000a6916" officeooo:paragraph-rsid="000a6916" style:font-weight-asian="bold" style:font-weight-complex="bold"/>
    </style:style>
    <style:style style:name="P4" style:family="paragraph" style:parent-style-name="Standard">
      <style:text-properties style:font-name="Arial" fo:font-weight="bold" officeooo:rsid="000ca8d5" officeooo:paragraph-rsid="000ca8d5" style:font-weight-asian="bold" style:font-weight-complex="bold"/>
    </style:style>
    <style:style style:name="P5" style:family="paragraph" style:parent-style-name="Standard">
      <style:text-properties style:font-name="Arial" fo:font-weight="bold" officeooo:rsid="0015a245" officeooo:paragraph-rsid="0015a245" style:font-weight-asian="bold" style:font-weight-complex="bold"/>
    </style:style>
    <style:style style:name="P6" style:family="paragraph" style:parent-style-name="Standard">
      <style:text-properties style:font-name="Arial" fo:font-weight="normal" officeooo:rsid="000a6916" officeooo:paragraph-rsid="000a6916" style:font-weight-asian="normal" style:font-weight-complex="normal"/>
    </style:style>
    <style:style style:name="P7" style:family="paragraph" style:parent-style-name="Standard">
      <style:text-properties style:font-name="Arial" fo:font-weight="normal" officeooo:rsid="000ca8d5" officeooo:paragraph-rsid="000ca8d5" style:font-weight-asian="normal" style:font-weight-complex="normal"/>
    </style:style>
    <style:style style:name="P8" style:family="paragraph" style:parent-style-name="Standard">
      <style:text-properties style:font-name="Arial" fo:font-weight="normal" officeooo:rsid="000f3f75" officeooo:paragraph-rsid="000f3f75" style:font-weight-asian="normal" style:font-weight-complex="normal"/>
    </style:style>
    <style:style style:name="P9" style:family="paragraph" style:parent-style-name="Standard">
      <style:text-properties style:text-position="0% 100%" style:font-name="Arial" fo:font-weight="bold" officeooo:rsid="0015a245" officeooo:paragraph-rsid="0015a245" style:font-weight-asian="bold" style:font-weight-complex="bold"/>
    </style:style>
    <style:style style:name="P10" style:family="paragraph" style:parent-style-name="Standard">
      <style:text-properties style:text-position="0% 100%" style:font-name="Arial" fo:font-weight="bold" officeooo:rsid="001eaaa8" officeooo:paragraph-rsid="001eaaa8" style:font-weight-asian="bold" style:font-weight-complex="bold"/>
    </style:style>
    <style:style style:name="P11" style:family="paragraph" style:parent-style-name="Standard">
      <style:text-properties style:text-position="0% 100%" style:font-name="Arial" fo:font-weight="bold" officeooo:rsid="001ff961" officeooo:paragraph-rsid="001ff961" style:font-weight-asian="bold" style:font-weight-complex="bold"/>
    </style:style>
    <style:style style:name="P12" style:family="paragraph" style:parent-style-name="Standard">
      <style:text-properties style:text-position="0% 100%" style:font-name="Arial" fo:font-weight="bold" officeooo:rsid="002491d6" officeooo:paragraph-rsid="002491d6" style:font-weight-asian="bold" style:font-weight-complex="bold"/>
    </style:style>
    <style:style style:name="P13" style:family="paragraph" style:parent-style-name="Standard">
      <style:text-properties style:text-position="0% 100%" style:font-name="Arial" fo:font-weight="normal" officeooo:rsid="001ff961" officeooo:paragraph-rsid="001ff961" style:font-weight-asian="normal" style:font-weight-complex="normal"/>
    </style:style>
    <style:style style:name="P14" style:family="paragraph" style:parent-style-name="Standard">
      <style:text-properties style:text-position="0% 100%" style:font-name="Arial" fo:font-weight="normal" officeooo:rsid="002479f1" officeooo:paragraph-rsid="002479f1" style:font-weight-asian="normal" style:font-weight-complex="normal"/>
    </style:style>
    <style:style style:name="P15" style:family="paragraph" style:parent-style-name="Standard">
      <style:text-properties style:text-position="0% 100%" style:font-name="Arial" fo:font-weight="normal" officeooo:rsid="0025daa3" officeooo:paragraph-rsid="0025daa3" style:font-weight-asian="normal" style:font-weight-complex="normal"/>
    </style:style>
    <style:style style:name="T1" style:family="text">
      <style:text-properties style:font-name="Arial"/>
    </style:style>
    <style:style style:name="T2" style:family="text">
      <style:text-properties officeooo:rsid="000c1e3e"/>
    </style:style>
    <style:style style:name="T3" style:family="text">
      <style:text-properties officeooo:rsid="000e873b"/>
    </style:style>
    <style:style style:name="T4" style:family="text">
      <style:text-properties officeooo:rsid="001111e6"/>
    </style:style>
    <style:style style:name="T5" style:family="text">
      <style:text-properties officeooo:rsid="0012adcd"/>
    </style:style>
    <style:style style:name="T6" style:family="text">
      <style:text-properties fo:font-weight="normal" style:font-weight-asian="normal" style:font-weight-complex="normal"/>
    </style:style>
    <style:style style:name="T7" style:family="text">
      <style:text-properties fo:font-weight="normal" officeooo:rsid="001894b6" style:font-weight-asian="normal" style:font-weight-complex="normal"/>
    </style:style>
    <style:style style:name="T8" style:family="text">
      <style:text-properties fo:font-weight="normal" officeooo:rsid="001bd3c4" style:font-weight-asian="normal" style:font-weight-complex="normal"/>
    </style:style>
    <style:style style:name="T9" style:family="text">
      <style:text-properties fo:font-weight="normal" officeooo:rsid="001cc225" style:font-weight-asian="normal" style:font-weight-complex="normal"/>
    </style:style>
    <style:style style:name="T10" style:family="text">
      <style:text-properties officeooo:rsid="00232a92"/>
    </style:style>
    <style:style style:name="T11" style:family="text">
      <style:text-properties style:text-position="super 58%"/>
    </style:style>
    <style:style style:name="T12" style:family="text">
      <style:text-properties officeooo:rsid="0027d243"/>
    </style:style>
    <style:style style:name="T13" style:family="text">
      <style:text-properties officeooo:rsid="0028dc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par.nsf.gov/servlets/purl/10443571" text:style-name="Internet_20_link" text:visited-style-name="Visited_20_Internet_20_Link"><text:span text:style-name="T1">https://par.nsf.gov/servlets/purl/10443571</text:span></text:a></text:p>
      <text:p text:style-name="P2"/>
      <text:p text:style-name="P2"/>
      <text:p text:style-name="P3">Abstract</text:p>
      <text:p text:style-name="P6">Learning analytics has increased in popularity. Open science - which describes a set of practices to make research more open, transparent, and reproducible – has exploded in recent years, resulting in more open data, code and materials for researchers to use. Without prop knowledge, many researchers do not make their datasets, code and materials openly available. Those that are available are difficult, if not impossible to reproduce.</text:p>
      <text:p text:style-name="P6">Purpose of current study is to take a closer look at field by examining previous papers withing proceedings of International Conference on Learning Analytics and Knowledge (LAK 23). Aswell as document the rate of open science adoption (e.g preregistration, open data), also how well available data and code could be reproduced.</text:p>
      <text:p text:style-name="P6">Examined 133 research papers, 15minutes for each paper to identify open science practices and attemp<text:span text:style-name="T2">t</text:span> to reproduce the resul<text:span text:style-name="T2">ts</text:span>.</text:p>
      <text:p text:style-name="P6">Less than half of the research adopted standard open sciecne principles, with approximately 5% fully meeting some of the defined principles.</text:p>
      <text:p text:style-name="P6">Unable to successfully reproduce any of the papers in given time period. </text:p>
      <text:p text:style-name="P6">We conclude by providing recommendations</text:p>
      <text:p text:style-name="P6">on how to improve the reproducibility of our research as a f<text:span text:style-name="T3">i</text:span>eld</text:p>
      <text:p text:style-name="P6">moving forward.</text:p>
      <text:p text:style-name="P6"/>
      <text:p text:style-name="P4">1 Introduction</text:p>
      <text:p text:style-name="P7">Research using learning analytics and open science practices has</text:p>
      <text:p text:style-name="P7">both increased in popularity over the past decade. Learning analytics aimed at improving our understand of learning and education and open scien<text:span text:style-name="T3">c</text:span>e focused on improving scientific practices. Learning analytics has developed the f<text:span text:style-name="T3">i</text:span>eld of education technology through applications and integration in Learning Management</text:p>
      <text:p text:style-name="P7">Systems (LMS), collecting student data to produce better models</text:p>
      <text:p text:style-name="P7">in a circular development cycle [3, 10].</text:p>
      <text:p text:style-name="P7">Open science, which describes practices to make research more open, transparent, and reproducible, has been receiving widespread attention and increased</text:p>
      <text:p text:style-name="P7">adoption in felds such as Psychology and Statistics [28, 35].</text:p>
      <text:p text:style-name="P8">Learnign analytics and open science tend to run parallel, occasionally overlapping. </text:p>
      <text:p text:style-name="P8">Conferences such as the International Conference on Learning Analytics and Knowledge do not actively promote open science within the f<text:span text:style-name="T4">i</text:span>eld, which is disappointing, as open science practices are designed to improve the rigor and reproducibility of research. <text:span text:style-name="T4">But even when researchers are aware of open science, they may not have enough knowledge or experience to properly make their work meet open science principles.</text:span></text:p>
      <text:p text:style-name="P8">… <text:span text:style-name="T4">limited time to only 15 minutes per paper, logistical contraints and the idea that openness and reproducibility should, when done well, require little time to identify and reproduce.</text:span></text:p>
      <text:p text:style-name="P8">By pointing out the</text:p>
      <text:p text:style-name="P8">shortcomings in open science and reproducibility of our work and others, the authors hope to stimulate the education technology community to develop and share their practices.</text:p>
      <text:p text:style-name="P8">Specifcally, this work aims to accomplish the following tasks:</text:p>
      <text:p text:style-name="P8">(1) Document and analyze which papers within the proceedings of the International Conference on Learning Analytics and Knowledge (LAK) meet the open science principles and subf<text:span text:style-name="T5">i</text:span>elds def<text:span text:style-name="T5">i</text:span>ned by this work.</text:p>
      <text:p text:style-name="P8">(2) Determine and document whether the results within the papers are reproducible within a 15-minute timeframe</text:p>
      <text:p text:style-name="P8"><text:soft-page-break/></text:p>
      <text:p text:style-name="P5">2 Background</text:p>
      <text:p text:style-name="P5">2.1 Open Science</text:p>
      <text:p text:style-name="P5"><text:span text:style-name="T6">Open science is an umbreall term used to describe that the methodologies, datasets, analysis, and results of any piece of research are openly accessbile [15,35].</text:span></text:p>
      <text:p text:style-name="P5"><text:span text:style-name="T6">While each subcategory has existed for decades, open science itself became prevalent near the beginning of the 2010s with an explosion in popularity near the middle of the decade[28]. </text:span><text:span text:style-name="T7">Early 2010s many researchers were finding issues when peer reviewing others work: replication failures, unclear practices, overused materials, etc. The open science movement was starting to gain traction as a way to ameliorate these issues by combining mitigations for each part of the problem into a collection of practices, standards, and recommendations.</text:span></text:p>
      <text:p text:style-name="P9"><text:span text:style-name="T7">Largescale studies in the mid-2010’s cast doubt on the reproducibility and replicability of research, including replication ef</text:span><text:span text:style-name="T8">f</text:span><text:span text:style-name="T7">orts in psychology (Open Science Collaboration, 2015)[4] and other felds (Baker,2016)[2]. </text:span><text:span text:style-name="T9">As a result many began to actively use and improve science standards. This work will make use of some of the principles of open science in addition to its reproducibility catalyst to evaluate the selected papers.</text:span></text:p>
      <text:p text:style-name="P10"><text:span text:style-name="T9">O</text:span><text:span text:style-name="T6">pen science practices are designed to improve the rigor and reproducibility. Beyond serving a larger goal of cumulative science, where access and openness are no longer a</text:span></text:p>
      <text:p text:style-name="P10"><text:span text:style-name="T6">barrier, and materials and data are widely shared, open science aims to makes our work better. </text:span></text:p>
      <text:p text:style-name="P9"><text:span text:style-name="T9"/></text:p>
      <text:p text:style-name="P11">2.2 Education Technology and Learning Analytics</text:p>
      <text:p text:style-name="P13">Education Technology is a field of study investigating the development and evaluation of a learner, their process, and their materials[6, 9]. <text:span text:style-name="T10">Progress within the field is cyclical: Researchers develop new technology or processes for teachers and learners to use, teachers and learners provide data and feedback, and researchers use the data to better improve their technology or process to begin the cycle over again.</text:span></text:p>
      <text:p text:style-name="P13">With a broad defnition, education technology</text:p>
      <text:p text:style-name="P13">covers a wide variety of topics, most of which create or integrate with Learning Management Systems (LMS)[5]. <text:span text:style-name="T10">One such subfield that focuses more on the data collection, modeing and analysis side is learning analytics.</text:span></text:p>
      <text:p text:style-name="P14">Learning Analytics is the process by which data collected from learners is investigated to improve learning [3,10,34]. With the creation of the International Conference on Learning Analytics and Knowledge (LAK) in 2011, a common definition was adapted along with a platform for this subfield of research to become independent [29].</text:p>
      <text:p text:style-name="P14">As the subfeld focuses more on topics that are in line with the open science principles, papers relating to learning analytics submitted to the LAK conference will be used as the dataset for this work.</text:p>
      <text:p text:style-name="P14"/>
      <text:p text:style-name="P12">3 Methodology: Open Science peer review</text:p>
      <text:p text:style-name="P15">Evaluated every research acrticle, short paper, and poster recorded in LAK proceedings of the last two years: 12<text:span text:style-name="T11">th</text:span> and 11<text:span text:style-name="T11">th</text:span> LAK<text:span text:style-name="T12">22/21</text:span> [31,32]. <text:span text:style-name="T13">Only these two because open science has slowly expanded since the early 2010s. Impractical to assume that papers submitted to earlier LAK conferences would meet all defined open science principles, when they were not originally present. Second the older a paper the greater likelihood that the work would face challenges to reproducibility: old packages and libraries, lost data etc.</text:span></text:p>
      <text:p text:style-name="P15"/>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6T09:20:18.595000000</dc:date>
    <meta:editing-duration>PT21H23M31S</meta:editing-duration>
    <meta:editing-cycles>27</meta:editing-cycles>
    <meta:generator>LibreOffice/7.4.1.2$Windows_X86_64 LibreOffice_project/3c58a8f3a960df8bc8fd77b461821e42c061c5f0</meta:generator>
    <meta:document-statistic meta:table-count="0" meta:image-count="0" meta:object-count="0" meta:page-count="2" meta:paragraph-count="40" meta:word-count="977" meta:character-count="6483" meta:non-whitespace-character-count="5542"/>
  </office:meta>
</office:document-meta>
</file>